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Dunkelgrau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Dunkelgrau" draw:display-name="Eigener Farbverlauf Dunkelgrau" draw:style="linear" draw:start-color="#808080" draw:end-color="#1c1c1c" draw:start-intensity="100%" draw:end-intensity="100%" draw:angle="0" draw:border="0%"/>
    <draw:gradient draw:name="Eigener_20_Farbverlauf_20_Mittelgrau" draw:display-name="Eigener Farbverlauf Mittelgrau" draw:style="linear" draw:start-color="#cccccc" draw:end-color="#808080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9:47.437000000</dc:date>
    <meta:editing-duration>PT1M19S</meta:editing-duration>
    <meta:editing-cycles>17</meta:editing-cycles>
    <meta:generator>LibreOffice/4.2.4.2$Windows_x86 LibreOffice_project/63150712c6d317d27ce2db16eb94c2f3d7b699f8</meta:generator>
    <meta:document-statistic meta:object-count="1"/>
  </office:meta>
</office:document-meta>
</file>